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First</text:p>
          </table:table-cell>
          <table:table-cell office:value-type="time" office:time-value="PT11H2M14.000S" table:style-name="ce9">
            <text:p>11:02:14</text:p>
          </table:table-cell>
          <table:table-cell office:value-type="string" table:style-name="ce12">
            <text:p>Last</text:p>
          </table:table-cell>
          <table:table-cell office:value-type="time" office:time-value="PT11H5M44.000S" table:style-name="ce9">
            <text:p>11:05:44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8.7750000000000004" table:style-name="ce13">
            <text:p>9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9.15" table:style-name="ce14">
            <text:p>49.2</text:p>
          </table:table-cell>
          <table:table-cell office:value-type="float" office:value="7.3374999999999995" table:style-name="ce14">
            <text:p>7.3</text:p>
          </table:table-cell>
          <table:table-cell office:value-type="float" office:value="2.5000000000000001E-2" table:style-name="ce14">
            <text:p>0.0</text:p>
          </table:table-cell>
          <table:table-cell office:value-type="float" office:value="43.474999999999994" table:style-name="ce14">
            <text:p>43.5</text:p>
          </table:table-cell>
          <table:table-cell office:value-type="float" office:value="56.487499999999997" table:style-name="ce14">
            <text:p>56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8.399999999999999" table:style-name="ce13">
            <text:p>18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8.099999999999994" table:style-name="ce14">
            <text:p>68.1</text:p>
          </table:table-cell>
          <table:table-cell office:value-type="float" office:value="12.4" table:style-name="ce14">
            <text:p>12.4</text:p>
          </table:table-cell>
          <table:table-cell office:value-type="float" office:value="0.1" table:style-name="ce14">
            <text:p>0.1</text:p>
          </table:table-cell>
          <table:table-cell office:value-type="float" office:value="97.2" table:style-name="ce14">
            <text:p>97.2</text:p>
          </table:table-cell>
          <table:table-cell office:value-type="float" office:value="79.5" table:style-name="ce14">
            <text:p>79.5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291H3M44.000S" table:style-name="ce9">
            <text:p>11:03:44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855544252288912" table:style-name="ce14">
            <text:p>1.4</text:p>
          </table:table-cell>
          <table:table-cell office:value-type="float" office:value="1.6899488926746169" table:style-name="ce14">
            <text:p>1.7</text:p>
          </table:table-cell>
          <table:table-cell office:value-type="float" office:value="4" table:style-name="ce14">
            <text:p>4.0</text:p>
          </table:table-cell>
          <table:table-cell office:value-type="float" office:value="2.2357676825761934" table:style-name="ce14">
            <text:p>2.2</text:p>
          </table:table-cell>
          <table:table-cell office:value-type="float" office:value="1.4073910157114407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20.524" table:style-name="ce13">
            <text:p>22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2T00:00:00" table:style-name="ce5">
            <text:p>02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2.130S" table:style-name="ce6">
            <text:p>00:11:0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0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8404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86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43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917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43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5892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286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41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1322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5892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1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9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2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4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528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78802 0 13618 1694316 6691 0 472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20829 0 5310 418740 1977 0 226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22645 0 3162 421514 1721 0 95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8630 0 2682 426851 676 0 75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6697 0 2462 427209 2316 0 75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929022 48 739 0 0 0 0 2 0 1 0 0 0 401 0 17003 68 0 0 0 0 0 0 0 22 0 0 0 0 0 0 0 0 16783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77381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0661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23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8043937 0 442638 43002 7090515 17044 0 584 142309 377 307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4184227830 7021321 <text:s text:c="3"/>0 <text:s text:c="3"/>0 <text:s text:c="3"/>0 <text:s text:c="4"/>0 <text:s text:c="9"/>0 <text:s text:c="8"/>0 4184227830 702132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0528377 <text:s text:c="2"/>91859 <text:s text:c="3"/>0 <text:s text:c="3"/>0 <text:s text:c="3"/>0 <text:s text:c="4"/>0 <text:s text:c="9"/>0 <text:s text:c="8"/>0 148121064 <text:s/>11456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87 9543 707414 243848 5311 123276 1031576 1050576 0 76336 12948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85 9512 706362 243436 5311 123276 1031576 1050576 0 76268 12944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284 0 0 0 0 0 284 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2 104706 21 16 5 53 20 43 20 0 1 0 4 2932736 399 4294967295 14983168 15083004 0 0 0 0 0 4096 536946211 4294967295 0 0 0 0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9185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1456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0528377 (10.5 MB) <text:s/>TX bytes:148121064 (148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702132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702132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184227830 (4.1 GB) <text:s/>TX bytes:4184227830 (4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8 <text:s text:c="5"/>2953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097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527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97.2" table:style-name="ce1">
            <text:p>97.2</text:p>
          </table:table-cell>
          <table:table-cell office:value-type="float" office:value="2.8" table:style-name="ce1">
            <text:p>2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62" table:style-name="ce1">
            <text:p>62</text:p>
          </table:table-cell>
          <table:table-cell office:value-type="float" office:value="37.900000000000006" table:style-name="ce1">
            <text:p>37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49.8" table:style-name="ce1">
            <text:p>49.8</text:p>
          </table:table-cell>
          <table:table-cell office:value-type="float" office:value="12.4" table:style-name="ce1">
            <text:p>12.4</text:p>
          </table:table-cell>
          <table:table-cell office:value-type="float" office:value="0.1" table:style-name="ce1">
            <text:p>0.1</text:p>
          </table:table-cell>
          <table:table-cell office:value-type="float" office:value="37.799999999999997" table:style-name="ce1">
            <text:p>37.8</text:p>
          </table:table-cell>
          <table:table-cell office:value-type="float" office:value="62.199999999999996" table:style-name="ce1">
            <text:p>62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55.4" table:style-name="ce1">
            <text:p>55.4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40.6" table:style-name="ce1">
            <text:p>40.6</text:p>
          </table:table-cell>
          <table:table-cell office:value-type="float" office:value="59.3" table:style-name="ce1">
            <text:p>59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65" table:style-name="ce1">
            <text:p>65</text:p>
          </table:table-cell>
          <table:table-cell office:value-type="float" office:value="7.6" table:style-name="ce1">
            <text:p>7.6</text:p>
          </table:table-cell>
          <table:table-cell office:value-type="float" office:value="0.1" table:style-name="ce1">
            <text:p>0.1</text:p>
          </table:table-cell>
          <table:table-cell office:value-type="float" office:value="27.3" table:style-name="ce1">
            <text:p>27.3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20.5" table:style-name="ce1">
            <text:p>20.5</text:p>
          </table:table-cell>
          <table:table-cell office:value-type="float" office:value="79.5" table:style-name="ce1">
            <text:p>79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62.9" table:style-name="ce1">
            <text:p>62.9</text:p>
          </table:table-cell>
          <table:table-cell office:value-type="float" office:value="11.4" table:style-name="ce1">
            <text:p>11.4</text:p>
          </table:table-cell>
          <table:table-cell office:value-type="float" office:value="0" table:style-name="ce1">
            <text:p>0</text:p>
          </table:table-cell>
          <table:table-cell office:value-type="float" office:value="25.7" table:style-name="ce1">
            <text:p>25.7</text:p>
          </table:table-cell>
          <table:table-cell office:value-type="float" office:value="74.3" table:style-name="ce1">
            <text:p>74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57.7" table:style-name="ce1">
            <text:p>57.7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36.700000000000003" table:style-name="ce1">
            <text:p>36.7</text:p>
          </table:table-cell>
          <table:table-cell office:value-type="float" office:value="63.300000000000004" table:style-name="ce1">
            <text:p>63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15" table:style-name="ce1">
            <text:p>49.15</text:p>
          </table:table-cell>
          <table:table-cell office:value-type="float" office:value="7.3374999999999995" table:style-name="ce1">
            <text:p>7.337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43.474999999999994" table:style-name="ce1">
            <text:p>43.475</text:p>
          </table:table-cell>
          <table:table-cell office:value-type="float" office:value="56.487499999999997" table:style-name="ce1">
            <text:p>56.4875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8.762499999999996" table:style-name="ce11">
            <text:p>48.8</text:p>
          </table:table-cell>
          <table:table-cell office:value-type="float" office:value="7.6624999999999996" table:style-name="ce11">
            <text:p>7.7</text:p>
          </table:table-cell>
          <table:table-cell office:value-type="float" office:value="0.05" table:style-name="ce11">
            <text:p>0.1</text:p>
          </table:table-cell>
          <table:table-cell office:value-type="float" office:value="43.5" table:style-name="ce11">
            <text:p>4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0.8" table:style-name="ce11">
            <text:p>50.8</text:p>
          </table:table-cell>
          <table:table-cell office:value-type="float" office:value="7.2125000000000004" table:style-name="ce11">
            <text:p>7.2</text:p>
          </table:table-cell>
          <table:table-cell office:value-type="float" office:value="6.25E-2" table:style-name="ce11">
            <text:p>0.1</text:p>
          </table:table-cell>
          <table:table-cell office:value-type="float" office:value="41.925000000000004" table:style-name="ce11">
            <text:p>4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9.362499999999997" table:style-name="ce11">
            <text:p>49.4</text:p>
          </table:table-cell>
          <table:table-cell office:value-type="float" office:value="7.2124999999999995" table:style-name="ce11">
            <text:p>7.2</text:p>
          </table:table-cell>
          <table:table-cell office:value-type="float" office:value="6.25E-2" table:style-name="ce11">
            <text:p>0.1</text:p>
          </table:table-cell>
          <table:table-cell office:value-type="float" office:value="43.375" table:style-name="ce11">
            <text:p>43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9.025000000000006" table:style-name="ce11">
            <text:p>49.0</text:p>
          </table:table-cell>
          <table:table-cell office:value-type="float" office:value="7.0624999999999991" table:style-name="ce11">
            <text:p>7.1</text:p>
          </table:table-cell>
          <table:table-cell office:value-type="float" office:value="8.7499999999999994E-2" table:style-name="ce11">
            <text:p>0.1</text:p>
          </table:table-cell>
          <table:table-cell office:value-type="float" office:value="43.787500000000001" table:style-name="ce11">
            <text:p>43.8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097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527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0" table:style-name="ce1">
            <text:p>0</text:p>
          </table:table-cell>
          <table:table-cell office:value-type="float" office:value="63.4" table:style-name="ce1">
            <text:p>63.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0" table:style-name="ce1">
            <text:p>0</text:p>
          </table:table-cell>
          <table:table-cell office:value-type="float" office:value="2539.4" table:style-name="ce1">
            <text:p>2539.4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0" table:style-name="ce1">
            <text:p>0</text:p>
          </table:table-cell>
          <table:table-cell office:value-type="float" office:value="1395.2" table:style-name="ce1">
            <text:p>1395.2</text:p>
          </table:table-cell>
          <table:table-cell office:value-type="float" office:value="18.399999999999999" table:style-name="ce1">
            <text:p>18.4</text:p>
          </table:table-cell>
          <table:table-cell table:number-columns-repeated="16380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0" table:style-name="ce1">
            <text:p>0</text:p>
          </table:table-cell>
          <table:table-cell office:value-type="float" office:value="618.79999999999995" table:style-name="ce1">
            <text:p>618.8</text:p>
          </table:table-cell>
          <table:table-cell office:value-type="float" office:value="8.6" table:style-name="ce1">
            <text:p>8.6</text:p>
          </table:table-cell>
          <table:table-cell table:number-columns-repeated="16380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0" table:style-name="ce1">
            <text:p>0</text:p>
          </table:table-cell>
          <table:table-cell office:value-type="float" office:value="1176.8" table:style-name="ce1">
            <text:p>1176.8</text:p>
          </table:table-cell>
          <table:table-cell office:value-type="float" office:value="13.4" table:style-name="ce1">
            <text:p>13.4</text:p>
          </table:table-cell>
          <table:table-cell table:number-columns-repeated="16380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0" table:style-name="ce1">
            <text:p>0</text:p>
          </table:table-cell>
          <table:table-cell office:value-type="float" office:value="913.2" table:style-name="ce1">
            <text:p>913.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0" table:style-name="ce1">
            <text:p>0</text:p>
          </table:table-cell>
          <table:table-cell office:value-type="float" office:value="644" table:style-name="ce1">
            <text:p>644</text:p>
          </table:table-cell>
          <table:table-cell office:value-type="float" office:value="6.2" table:style-name="ce1">
            <text:p>6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918.85" table:formula="msoxl:=AVERAGE(C2:C9)" table:style-name="ce8">
            <text:p>918.9</text:p>
          </table:table-cell>
          <table:table-cell office:value-type="float" office:value="8.7750000000000004" table:formula="msoxl:=AVERAGE(D2:D9)" table:style-name="ce8">
            <text:p>8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634.12340153452681" table:formula="msoxl:=IF(C11=0,0,MAX(SUMPRODUCT(C2:C9,C2:C9)/SUM(C2:C9)-C11,0))" table:style-name="ce8">
            <text:p>634.1</text:p>
          </table:table-cell>
          <table:table-cell office:value-type="float" office:value="3.3714387464387467" table:formula="msoxl:=IF(D11=0,0,MAX(SUMPRODUCT(D2:D9,D2:D9)/SUM(D2:D9)-D11,0))" table:style-name="ce8">
            <text:p>3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986.42659846547338" table:formula="msoxl:=ABS(MAX(C2:C9)-C11-C12)" table:style-name="ce8">
            <text:p>986.4</text:p>
          </table:table-cell>
          <table:table-cell office:value-type="float" office:value="6.2535612535612515" table:formula="msoxl:=ABS(MAX(D2:D9)-D11-D12)" table:style-name="ce8">
            <text:p>6.3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097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527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21.6" table:style-name="ce1">
            <text:p>21.6</text:p>
          </table:table-cell>
          <table:table-cell office:value-type="float" office:value="21.6" table:style-name="ce1">
            <text:p>2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.2" table:style-name="ce1">
            <text:p>43.2</text:p>
          </table:table-cell>
          <table:table-cell table:number-columns-repeated="1612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266.39999999999998" table:style-name="ce1">
            <text:p>266.4</text:p>
          </table:table-cell>
          <table:table-cell office:value-type="float" office:value="266.39999999999998" table:style-name="ce1">
            <text:p>26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2.79999999999995" table:style-name="ce1">
            <text:p>532.8</text:p>
          </table:table-cell>
          <table:table-cell table:number-columns-repeated="1612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2.19999999999999" table:style-name="ce1">
            <text:p>152.2</text:p>
          </table:table-cell>
          <table:table-cell table:number-columns-repeated="1612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2.80000000000001" table:style-name="ce1">
            <text:p>142.8</text:p>
          </table:table-cell>
          <table:table-cell table:number-columns-repeated="1612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87.4" table:style-name="ce1">
            <text:p>87.4</text:p>
          </table:table-cell>
          <table:table-cell office:value-type="float" office:value="87.4" table:style-name="ce1">
            <text:p>8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4.8" table:style-name="ce1">
            <text:p>174.8</text:p>
          </table:table-cell>
          <table:table-cell table:number-columns-repeated="1612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6" table:style-name="ce1">
            <text:p>166</text:p>
          </table:table-cell>
          <table:table-cell table:number-columns-repeated="1612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103.9" table:style-name="ce1">
            <text:p>103.9</text:p>
          </table:table-cell>
          <table:table-cell office:value-type="float" office:value="103.9" table:style-name="ce1">
            <text:p>10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7.8" table:style-name="ce1">
            <text:p>207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8.724999999999994" table:formula="msoxl:=AVERAGE(B2:B9)" table:style-name="ce8">
            <text:p>88.7</text:p>
          </table:table-cell>
          <table:table-cell office:value-type="float" office:value="88.724999999999994" table:formula="msoxl:=AVERAGE(C2:C9)" table:style-name="ce8">
            <text:p>88.7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2.934143420681892" table:formula="msoxl:=IF(B11=0,0,MAX(SUMPRODUCT(B2:B9,B2:B9)/SUM(B2:B9)-B11,0))" table:style-name="ce8">
            <text:p>62.9</text:p>
          </table:table-cell>
          <table:table-cell office:value-type="float" office:value="62.934143420681892" table:formula="msoxl:=IF(C11=0,0,MAX(SUMPRODUCT(C2:C9,C2:C9)/SUM(C2:C9)-C11,0))" table:style-name="ce8">
            <text:p>62.9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14.74085657931809" table:formula="msoxl:=ABS(MAX(B2:B9)-B11-B12)" table:style-name="ce8">
            <text:p>114.7</text:p>
          </table:table-cell>
          <table:table-cell office:value-type="float" office:value="114.74085657931809" table:formula="msoxl:=ABS(MAX(C2:C9)-C11-C12)" table:style-name="ce8">
            <text:p>114.7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1.65914342068189" table:formula="msoxl:=B11+ B12" table:style-name="ce8">
            <text:p>151.7</text:p>
          </table:table-cell>
          <table:table-cell office:value-type="float" office:value="151.65914342068189" table:formula="msoxl:=C11+ C12" table:style-name="ce8">
            <text:p>151.7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097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527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2.8" table:style-name="ce1">
            <text:p>2.8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5" table:style-name="ce1">
            <text:p>5.5</text:p>
          </table:table-cell>
          <table:table-cell table:number-columns-repeated="1612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8" table:style-name="ce1">
            <text:p>3.8</text:p>
          </table:table-cell>
          <table:table-cell table:number-columns-repeated="1612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65" table:formula="msoxl:=AVERAGE(B2:B9)" table:style-name="ce8">
            <text:p>1.7</text:p>
          </table:table-cell>
          <table:table-cell office:value-type="float" office:value="1.6375" table:formula="msoxl:=AVERAGE(C2:C9)" table:style-name="ce8">
            <text:p>1.6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59090909090909083" table:formula="msoxl:=IF(B11=0,0,MAX(SUMPRODUCT(B2:B9,B2:B9)/SUM(B2:B9)-B11,0))" table:style-name="ce8">
            <text:p>0.6</text:p>
          </table:table-cell>
          <table:table-cell office:value-type="float" office:value="0.5785305343511451" table:formula="msoxl:=IF(C11=0,0,MAX(SUMPRODUCT(C2:C9,C2:C9)/SUM(C2:C9)-C11,0))" table:style-name="ce8">
            <text:p>0.6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5909090909090908" table:formula="msoxl:=ABS(MAX(B2:B9)-B11-B12)" table:style-name="ce8">
            <text:p>0.6</text:p>
          </table:table-cell>
          <table:table-cell office:value-type="float" office:value="0.48396946564885512" table:formula="msoxl:=ABS(MAX(C2:C9)-C11-C12)" table:style-name="ce8">
            <text:p>0.5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2409090909090907" table:formula="msoxl:=B11+ B12" table:style-name="ce8">
            <text:p>2.2</text:p>
          </table:table-cell>
          <table:table-cell office:value-type="float" office:value="2.2160305343511451" table:formula="msoxl:=C11+ C12" table:style-name="ce8">
            <text:p>2.2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097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527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9)" table:style-name="ce8">
            <text:p>0.0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9)-B11-B12)" table:style-name="ce8">
            <text:p>0.0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1+ B12" table:style-name="ce8">
            <text:p>0.0</text:p>
          </table:table-cell>
          <table:table-cell office:value-type="float" office:value="0" table:formula="msoxl:=C11+ C12" table:style-name="ce8">
            <text:p>0.0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097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527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31.7" table:style-name="ce1">
            <text:p>31.7</text:p>
          </table:table-cell>
          <table:table-cell office:value-type="float" office:value="31.7" table:style-name="ce1">
            <text:p>3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3.4" table:style-name="ce1">
            <text:p>63.4</text:p>
          </table:table-cell>
          <table:table-cell table:number-columns-repeated="1612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1269.7" table:style-name="ce1">
            <text:p>1269.7</text:p>
          </table:table-cell>
          <table:table-cell office:value-type="float" office:value="1269.7" table:style-name="ce1">
            <text:p>1269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539.4" table:style-name="ce1">
            <text:p>2539.4</text:p>
          </table:table-cell>
          <table:table-cell table:number-columns-repeated="1612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697.6" table:style-name="ce1">
            <text:p>697.6</text:p>
          </table:table-cell>
          <table:table-cell office:value-type="float" office:value="697.6" table:style-name="ce1">
            <text:p>69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95.2" table:style-name="ce1">
            <text:p>1395.2</text:p>
          </table:table-cell>
          <table:table-cell table:number-columns-repeated="1612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309.39999999999998" table:style-name="ce1">
            <text:p>309.4</text:p>
          </table:table-cell>
          <table:table-cell office:value-type="float" office:value="309.39999999999998" table:style-name="ce1">
            <text:p>309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18.79999999999995" table:style-name="ce1">
            <text:p>618.8</text:p>
          </table:table-cell>
          <table:table-cell table:number-columns-repeated="1612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588.4" table:style-name="ce1">
            <text:p>588.4</text:p>
          </table:table-cell>
          <table:table-cell office:value-type="float" office:value="588.4" table:style-name="ce1">
            <text:p>58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76.8" table:style-name="ce1">
            <text:p>1176.8</text:p>
          </table:table-cell>
          <table:table-cell table:number-columns-repeated="1612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456.6" table:style-name="ce1">
            <text:p>456.6</text:p>
          </table:table-cell>
          <table:table-cell office:value-type="float" office:value="456.6" table:style-name="ce1">
            <text:p>4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13.2" table:style-name="ce1">
            <text:p>913.2</text:p>
          </table:table-cell>
          <table:table-cell table:number-columns-repeated="1612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322" table:style-name="ce1">
            <text:p>322</text:p>
          </table:table-cell>
          <table:table-cell office:value-type="float" office:value="322" table:style-name="ce1">
            <text:p>3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44" table:style-name="ce1">
            <text:p>64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59.42500000000001" table:formula="msoxl:=AVERAGE(B2:B9)" table:style-name="ce8">
            <text:p>459.4</text:p>
          </table:table-cell>
          <table:table-cell office:value-type="float" office:value="459.42500000000001" table:formula="msoxl:=AVERAGE(C2:C9)" table:style-name="ce8">
            <text:p>459.4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17.0617007672634" table:formula="msoxl:=IF(B11=0,0,MAX(SUMPRODUCT(B2:B9,B2:B9)/SUM(B2:B9)-B11,0))" table:style-name="ce8">
            <text:p>317.1</text:p>
          </table:table-cell>
          <table:table-cell office:value-type="float" office:value="317.0617007672634" table:formula="msoxl:=IF(C11=0,0,MAX(SUMPRODUCT(C2:C9,C2:C9)/SUM(C2:C9)-C11,0))" table:style-name="ce8">
            <text:p>317.1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93.21329923273669" table:formula="msoxl:=ABS(MAX(B2:B9)-B11-B12)" table:style-name="ce8">
            <text:p>493.2</text:p>
          </table:table-cell>
          <table:table-cell office:value-type="float" office:value="493.21329923273669" table:formula="msoxl:=ABS(MAX(C2:C9)-C11-C12)" table:style-name="ce8">
            <text:p>493.2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76.48670076726341" table:formula="msoxl:=B11+ B12" table:style-name="ce8">
            <text:p>776.5</text:p>
          </table:table-cell>
          <table:table-cell office:value-type="float" office:value="776.48670076726341" table:formula="msoxl:=C11+ C12" table:style-name="ce8">
            <text:p>776.5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097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527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.399999999999999" table:style-name="ce1">
            <text:p>18.4</text:p>
          </table:table-cell>
          <table:table-cell table:number-columns-repeated="1612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4" table:style-name="ce1">
            <text:p>13.4</text:p>
          </table:table-cell>
          <table:table-cell table:number-columns-repeated="1612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3875000000000002" table:formula="msoxl:=AVERAGE(B2:B9)" table:style-name="ce8">
            <text:p>4.4</text:p>
          </table:table-cell>
          <table:table-cell office:value-type="float" office:value="4.3875000000000002" table:formula="msoxl:=AVERAGE(C2:C9)" table:style-name="ce8">
            <text:p>4.4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6857193732193734" table:formula="msoxl:=IF(B11=0,0,MAX(SUMPRODUCT(B2:B9,B2:B9)/SUM(B2:B9)-B11,0))" table:style-name="ce8">
            <text:p>1.7</text:p>
          </table:table-cell>
          <table:table-cell office:value-type="float" office:value="1.6857193732193734" table:formula="msoxl:=IF(C11=0,0,MAX(SUMPRODUCT(C2:C9,C2:C9)/SUM(C2:C9)-C11,0))" table:style-name="ce8">
            <text:p>1.7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.1267806267806257" table:formula="msoxl:=ABS(MAX(B2:B9)-B11-B12)" table:style-name="ce8">
            <text:p>3.1</text:p>
          </table:table-cell>
          <table:table-cell office:value-type="float" office:value="3.1267806267806257" table:formula="msoxl:=ABS(MAX(C2:C9)-C11-C12)" table:style-name="ce8">
            <text:p>3.1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0732193732193736" table:formula="msoxl:=B11+ B12" table:style-name="ce8">
            <text:p>6.1</text:p>
          </table:table-cell>
          <table:table-cell office:value-type="float" office:value="6.0732193732193736" table:formula="msoxl:=C11+ C12" table:style-name="ce8">
            <text:p>6.1</text:p>
          </table:table-cell>
          <table:table-cell office:value-type="float" office:value="0" table:formula="msoxl:=D11+ D12" table:style-name="ce8">
            <text:p>0.0</text:p>
          </table:table-cell>
          <table:table-cell office:value-type="float" office:value="0" table:formula="msoxl:=E11+ E12" table:style-name="ce8">
            <text:p>0.0</text:p>
          </table:table-cell>
          <table:table-cell table:number-columns-repeated="1637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097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912500000000009" table:formula="msoxl:=AVERAGE(B2:B9)" table:style-name="ce8">
            <text:p>56.9</text:p>
          </table:table-cell>
          <table:table-cell office:value-type="float" office:value="0" table:formula="msoxl:=AVERAGE(C2:C9)" table:style-name="ce8">
            <text:p>0.0</text:p>
          </table:table-cell>
          <table:table-cell office:value-type="float" office:value="0" table:formula="msoxl:=AVERAGE(D2:D9)" table:style-name="ce8">
            <text:p>0.0</text:p>
          </table:table-cell>
          <table:table-cell office:value-type="float" office:value="0" table:formula="msoxl:=AVERAGE(E2:E9)" table:style-name="ce8">
            <text:p>0.0</text:p>
          </table:table-cell>
          <table:table-cell office:value-type="float" office:value="0" table:formula="msoxl:=AVERAGE(F2:F9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295409619942575E-3" table:formula="msoxl:=IF(B11=0,0,MAX(SUMPRODUCT(B2:B9,B2:B9)/SUM(B2:B9)-B11,0))" table:style-name="ce8">
            <text:p>0.0</text:p>
          </table:table-cell>
          <table:table-cell office:value-type="float" office:value="0" table:formula="msoxl:=IF(C11=0,0,MAX(SUMPRODUCT(C2:C9,C2:C9)/SUM(C2:C9)-C11,0))" table:style-name="ce8">
            <text:p>0.0</text:p>
          </table:table-cell>
          <table:table-cell office:value-type="float" office:value="0" table:formula="msoxl:=IF(D11=0,0,MAX(SUMPRODUCT(D2:D9,D2:D9)/SUM(D2:D9)-D11,0))" table:style-name="ce8">
            <text:p>0.0</text:p>
          </table:table-cell>
          <table:table-cell office:value-type="float" office:value="0" table:formula="msoxl:=IF(E11=0,0,MAX(SUMPRODUCT(E2:E9,E2:E9)/SUM(E2:E9)-E11,0))" table:style-name="ce8">
            <text:p>0.0</text:p>
          </table:table-cell>
          <table:table-cell office:value-type="float" office:value="0" table:formula="msoxl:=IF(F11=0,0,MAX(SUMPRODUCT(F2:F9,F2:F9)/SUM(F2:F9)-F11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8647045903799864" table:formula="msoxl:=ABS(MAX(B2:B9)-B11-B12)" table:style-name="ce8">
            <text:p>0.2</text:p>
          </table:table-cell>
          <table:table-cell office:value-type="float" office:value="0" table:formula="msoxl:=ABS(MAX(C2:C9)-C11-C12)" table:style-name="ce8">
            <text:p>0.0</text:p>
          </table:table-cell>
          <table:table-cell office:value-type="float" office:value="0" table:formula="msoxl:=ABS(MAX(D2:D9)-D11-D12)" table:style-name="ce8">
            <text:p>0.0</text:p>
          </table:table-cell>
          <table:table-cell office:value-type="float" office:value="0" table:formula="msoxl:=ABS(MAX(E2:E9)-E11-E12)" table:style-name="ce8">
            <text:p>0.0</text:p>
          </table:table-cell>
          <table:table-cell office:value-type="float" office:value="0" table:formula="msoxl:=ABS(MAX(F2:F9)-F11-F12)" table:style-name="ce8">
            <text:p>0.0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097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527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27" table:style-name="ce1">
            <text:p>4727</text:p>
          </table:table-cell>
          <table:table-cell office:value-type="float" office:value="4035.4" table:style-name="ce1">
            <text:p>4035.4</text:p>
          </table:table-cell>
          <table:table-cell office:value-type="float" office:value="691.6" table:style-name="ce1">
            <text:p>691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8.1" table:style-name="ce1">
            <text:p>678.1</text:p>
          </table:table-cell>
          <table:table-cell office:value-type="float" office:value="1872.9" table:style-name="ce1">
            <text:p>1872.9</text:p>
          </table:table-cell>
          <table:table-cell office:value-type="float" office:value="-1" table:style-name="ce1">
            <text:p>-1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414.4" table:style-name="ce1">
            <text:p>414.4</text:p>
          </table:table-cell>
          <table:table-cell table:number-columns-repeated="1636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99.8" table:style-name="ce1">
            <text:p>4699.8</text:p>
          </table:table-cell>
          <table:table-cell office:value-type="float" office:value="4009" table:style-name="ce1">
            <text:p>4009</text:p>
          </table:table-cell>
          <table:table-cell office:value-type="float" office:value="690.8" table:style-name="ce1">
            <text:p>69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0" table:style-name="ce1">
            <text:p>700</text:p>
          </table:table-cell>
          <table:table-cell office:value-type="float" office:value="1883.8" table:style-name="ce1">
            <text:p>1883.8</text:p>
          </table:table-cell>
          <table:table-cell office:value-type="float" office:value="-1" table:style-name="ce1">
            <text:p>-1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431.6" table:style-name="ce1">
            <text:p>431.6</text:p>
          </table:table-cell>
          <table:table-cell table:number-columns-repeated="1636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6" table:style-name="ce1">
            <text:p>4606</text:p>
          </table:table-cell>
          <table:table-cell office:value-type="float" office:value="3916.1" table:style-name="ce1">
            <text:p>3916.1</text:p>
          </table:table-cell>
          <table:table-cell office:value-type="float" office:value="689.9" table:style-name="ce1">
            <text:p>689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8.7" table:style-name="ce1">
            <text:p>718.7</text:p>
          </table:table-cell>
          <table:table-cell office:value-type="float" office:value="1974.5" table:style-name="ce1">
            <text:p>1974.5</text:p>
          </table:table-cell>
          <table:table-cell office:value-type="float" office:value="-1" table:style-name="ce1">
            <text:p>-1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433.8" table:style-name="ce1">
            <text:p>433.8</text:p>
          </table:table-cell>
          <table:table-cell table:number-columns-repeated="1636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91.5" table:style-name="ce1">
            <text:p>4591.5</text:p>
          </table:table-cell>
          <table:table-cell office:value-type="float" office:value="3901.7" table:style-name="ce1">
            <text:p>3901.7</text:p>
          </table:table-cell>
          <table:table-cell office:value-type="float" office:value="689.8" table:style-name="ce1">
            <text:p>689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2" table:style-name="ce1">
            <text:p>731.2</text:p>
          </table:table-cell>
          <table:table-cell office:value-type="float" office:value="1992.1" table:style-name="ce1">
            <text:p>1992.1</text:p>
          </table:table-cell>
          <table:table-cell office:value-type="float" office:value="-1" table:style-name="ce1">
            <text:p>-1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429" table:style-name="ce1">
            <text:p>429</text:p>
          </table:table-cell>
          <table:table-cell table:number-columns-repeated="1636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91.2" table:style-name="ce1">
            <text:p>4591.2</text:p>
          </table:table-cell>
          <table:table-cell office:value-type="float" office:value="3901.7" table:style-name="ce1">
            <text:p>3901.7</text:p>
          </table:table-cell>
          <table:table-cell office:value-type="float" office:value="689.5" table:style-name="ce1">
            <text:p>689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5" table:style-name="ce1">
            <text:p>731.5</text:p>
          </table:table-cell>
          <table:table-cell office:value-type="float" office:value="1991.2" table:style-name="ce1">
            <text:p>1991.2</text:p>
          </table:table-cell>
          <table:table-cell office:value-type="float" office:value="-1" table:style-name="ce1">
            <text:p>-1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429.6" table:style-name="ce1">
            <text:p>429.6</text:p>
          </table:table-cell>
          <table:table-cell table:number-columns-repeated="1636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4" table:style-name="ce1">
            <text:p>4604</text:p>
          </table:table-cell>
          <table:table-cell office:value-type="float" office:value="3914.6" table:style-name="ce1">
            <text:p>3914.6</text:p>
          </table:table-cell>
          <table:table-cell office:value-type="float" office:value="689.4" table:style-name="ce1">
            <text:p>689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9.3" table:style-name="ce1">
            <text:p>729.3</text:p>
          </table:table-cell>
          <table:table-cell office:value-type="float" office:value="1977.9" table:style-name="ce1">
            <text:p>1977.9</text:p>
          </table:table-cell>
          <table:table-cell office:value-type="float" office:value="-1" table:style-name="ce1">
            <text:p>-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430" table:style-name="ce1">
            <text:p>430</text:p>
          </table:table-cell>
          <table:table-cell table:number-columns-repeated="1636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07.3" table:style-name="ce1">
            <text:p>4607.3</text:p>
          </table:table-cell>
          <table:table-cell office:value-type="float" office:value="3917.9" table:style-name="ce1">
            <text:p>3917.9</text:p>
          </table:table-cell>
          <table:table-cell office:value-type="float" office:value="689.4" table:style-name="ce1">
            <text:p>689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5.9" table:style-name="ce1">
            <text:p>725.9</text:p>
          </table:table-cell>
          <table:table-cell office:value-type="float" office:value="1973.8" table:style-name="ce1">
            <text:p>1973.8</text:p>
          </table:table-cell>
          <table:table-cell office:value-type="float" office:value="-1" table:style-name="ce1">
            <text:p>-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430.7" table:style-name="ce1">
            <text:p>430.7</text:p>
          </table:table-cell>
          <table:table-cell table:number-columns-repeated="1636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24.5" table:style-name="ce1">
            <text:p>4624.5</text:p>
          </table:table-cell>
          <table:table-cell office:value-type="float" office:value="3934.8" table:style-name="ce1">
            <text:p>3934.8</text:p>
          </table:table-cell>
          <table:table-cell office:value-type="float" office:value="689.7" table:style-name="ce1">
            <text:p>689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5.4" table:style-name="ce1">
            <text:p>705.4</text:p>
          </table:table-cell>
          <table:table-cell office:value-type="float" office:value="1960.2" table:style-name="ce1">
            <text:p>1960.2</text:p>
          </table:table-cell>
          <table:table-cell office:value-type="float" office:value="-1" table:style-name="ce1">
            <text:p>-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427.7" table:style-name="ce1">
            <text:p>427.7</text:p>
          </table:table-cell>
          <table:table-cell table:number-columns-repeated="16368"/>
        </table:table-row>
        <table:table-row table:number-rows-repeated="1048567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097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527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958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9999999999999991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2307.4" table:style-name="ce1">
            <text:p>2307.4</text:p>
          </table:table-cell>
          <table:table-cell office:value-type="float" office:value="30" table:style-name="ce1">
            <text:p>30</text:p>
          </table:table-cell>
          <table:table-cell office:value-type="float" office:value="2307.4" table:style-name="ce1">
            <text:p>2307.4</text:p>
          </table:table-cell>
          <table:table-cell office:value-type="float" office:value="489.6" table:style-name="ce1">
            <text:p>489.6</text:p>
          </table:table-cell>
          <table:table-cell office:value-type="float" office:value="4614.8" table:style-name="ce1">
            <text:p>4614.8</text:p>
          </table:table-cell>
          <table:table-cell office:value-type="float" office:value="519.6" table:style-name="ce1">
            <text:p>519.6</text:p>
          </table:table-cell>
          <table:table-cell office:value-type="float" office:value="2337.4" table:style-name="ce1">
            <text:p>2337.4</text:p>
          </table:table-cell>
          <table:table-cell office:value-type="float" office:value="-2797" table:style-name="ce1">
            <text:p>-2797</text:p>
          </table:table-cell>
          <table:table-cell table:number-columns-repeated="16375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1287.0999999999999" table:style-name="ce1">
            <text:p>1287.1</text:p>
          </table:table-cell>
          <table:table-cell office:value-type="float" office:value="25.3" table:style-name="ce1">
            <text:p>25.3</text:p>
          </table:table-cell>
          <table:table-cell office:value-type="float" office:value="1287.0999999999999" table:style-name="ce1">
            <text:p>1287.1</text:p>
          </table:table-cell>
          <table:table-cell office:value-type="float" office:value="814.5" table:style-name="ce1">
            <text:p>814.5</text:p>
          </table:table-cell>
          <table:table-cell office:value-type="float" office:value="2574.1999999999998" table:style-name="ce1">
            <text:p>2574.2</text:p>
          </table:table-cell>
          <table:table-cell office:value-type="float" office:value="839.8" table:style-name="ce1">
            <text:p>839.8</text:p>
          </table:table-cell>
          <table:table-cell office:value-type="float" office:value="1312.3999999999999" table:style-name="ce1">
            <text:p>1312.4</text:p>
          </table:table-cell>
          <table:table-cell office:value-type="float" office:value="-2101.6" table:style-name="ce1">
            <text:p>-2101.6</text:p>
          </table:table-cell>
          <table:table-cell table:number-columns-repeated="16375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0" table:style-name="ce1">
            <text:p>0</text:p>
          </table:table-cell>
          <table:table-cell office:value-type="float" office:value="15.6" table:style-name="ce1">
            <text:p>15.6</text:p>
          </table:table-cell>
          <table:table-cell office:value-type="float" office:value="0" table:style-name="ce1">
            <text:p>0</text:p>
          </table:table-cell>
          <table:table-cell office:value-type="float" office:value="443.4" table:style-name="ce1">
            <text:p>443.4</text:p>
          </table:table-cell>
          <table:table-cell office:value-type="float" office:value="0" table:style-name="ce1">
            <text:p>0</text:p>
          </table:table-cell>
          <table:table-cell office:value-type="float" office:value="459" table:style-name="ce1">
            <text:p>459</text:p>
          </table:table-cell>
          <table:table-cell office:value-type="float" office:value="15.6" table:style-name="ce1">
            <text:p>15.6</text:p>
          </table:table-cell>
          <table:table-cell office:value-type="float" office:value="-443.4" table:style-name="ce1">
            <text:p>-443.4</text:p>
          </table:table-cell>
          <table:table-cell table:number-columns-repeated="16375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2825.6" table:style-name="ce1">
            <text:p>2825.6</text:p>
          </table:table-cell>
          <table:table-cell office:value-type="float" office:value="15.3" table:style-name="ce1">
            <text:p>15.3</text:p>
          </table:table-cell>
          <table:table-cell office:value-type="float" office:value="2825.6" table:style-name="ce1">
            <text:p>2825.6</text:p>
          </table:table-cell>
          <table:table-cell office:value-type="float" office:value="405.4" table:style-name="ce1">
            <text:p>405.4</text:p>
          </table:table-cell>
          <table:table-cell office:value-type="float" office:value="5651.2" table:style-name="ce1">
            <text:p>5651.2</text:p>
          </table:table-cell>
          <table:table-cell office:value-type="float" office:value="420.7" table:style-name="ce1">
            <text:p>420.7</text:p>
          </table:table-cell>
          <table:table-cell office:value-type="float" office:value="2840.9" table:style-name="ce1">
            <text:p>2840.9</text:p>
          </table:table-cell>
          <table:table-cell office:value-type="float" office:value="-3231" table:style-name="ce1">
            <text:p>-3231</text:p>
          </table:table-cell>
          <table:table-cell table:number-columns-repeated="16375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3137.8" table:style-name="ce1">
            <text:p>3137.8</text:p>
          </table:table-cell>
          <table:table-cell office:value-type="float" office:value="24.3" table:style-name="ce1">
            <text:p>24.3</text:p>
          </table:table-cell>
          <table:table-cell office:value-type="float" office:value="3137.8" table:style-name="ce1">
            <text:p>3137.8</text:p>
          </table:table-cell>
          <table:table-cell office:value-type="float" office:value="612.79999999999995" table:style-name="ce1">
            <text:p>612.8</text:p>
          </table:table-cell>
          <table:table-cell office:value-type="float" office:value="6275.6" table:style-name="ce1">
            <text:p>6275.6</text:p>
          </table:table-cell>
          <table:table-cell office:value-type="float" office:value="637.09999999999991" table:style-name="ce1">
            <text:p>637.1</text:p>
          </table:table-cell>
          <table:table-cell office:value-type="float" office:value="3162.1000000000004" table:style-name="ce1">
            <text:p>3162.1</text:p>
          </table:table-cell>
          <table:table-cell office:value-type="float" office:value="-3750.6000000000004" table:style-name="ce1">
            <text:p>-3750.6</text:p>
          </table:table-cell>
          <table:table-cell table:number-columns-repeated="16375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3598.4" table:style-name="ce1">
            <text:p>3598.4</text:p>
          </table:table-cell>
          <table:table-cell office:value-type="float" office:value="27.8" table:style-name="ce1">
            <text:p>27.8</text:p>
          </table:table-cell>
          <table:table-cell office:value-type="float" office:value="3598.4" table:style-name="ce1">
            <text:p>3598.4</text:p>
          </table:table-cell>
          <table:table-cell office:value-type="float" office:value="601.5" table:style-name="ce1">
            <text:p>601.5</text:p>
          </table:table-cell>
          <table:table-cell office:value-type="float" office:value="7196.8" table:style-name="ce1">
            <text:p>7196.8</text:p>
          </table:table-cell>
          <table:table-cell office:value-type="float" office:value="629.29999999999995" table:style-name="ce1">
            <text:p>629.3</text:p>
          </table:table-cell>
          <table:table-cell office:value-type="float" office:value="3626.2000000000003" table:style-name="ce1">
            <text:p>3626.2</text:p>
          </table:table-cell>
          <table:table-cell office:value-type="float" office:value="-4199.8999999999996" table:style-name="ce1">
            <text:p>-4199.9</text:p>
          </table:table-cell>
          <table:table-cell table:number-columns-repeated="16375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2398.3000000000002" table:style-name="ce1">
            <text:p>2398.3</text:p>
          </table:table-cell>
          <table:table-cell office:value-type="float" office:value="23" table:style-name="ce1">
            <text:p>23</text:p>
          </table:table-cell>
          <table:table-cell office:value-type="float" office:value="2398.3000000000002" table:style-name="ce1">
            <text:p>2398.3</text:p>
          </table:table-cell>
          <table:table-cell office:value-type="float" office:value="456.9" table:style-name="ce1">
            <text:p>456.9</text:p>
          </table:table-cell>
          <table:table-cell office:value-type="float" office:value="4796.6000000000004" table:style-name="ce1">
            <text:p>4796.6</text:p>
          </table:table-cell>
          <table:table-cell office:value-type="float" office:value="479.9" table:style-name="ce1">
            <text:p>479.9</text:p>
          </table:table-cell>
          <table:table-cell office:value-type="float" office:value="2421.3000000000002" table:style-name="ce1">
            <text:p>2421.3</text:p>
          </table:table-cell>
          <table:table-cell office:value-type="float" office:value="-2855.2000000000003" table:style-name="ce1">
            <text:p>-2855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944.3250000000003" table:formula="msoxl:=AVERAGE(B2:B9)" table:style-name="ce8">
            <text:p>1944.3</text:p>
          </table:table-cell>
          <table:table-cell office:value-type="float" office:value="20.25" table:formula="msoxl:=AVERAGE(C2:C9)" table:style-name="ce8">
            <text:p>20.3</text:p>
          </table:table-cell>
          <table:table-cell office:value-type="float" office:value="1944.3250000000003" table:formula="msoxl:=AVERAGE(D2:D9)" table:style-name="ce8">
            <text:p>1944.3</text:p>
          </table:table-cell>
          <table:table-cell office:value-type="float" office:value="478.03749999999997" table:formula="msoxl:=AVERAGE(E2:E9)" table:style-name="ce8">
            <text:p>478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52.97295816028645" table:formula="msoxl:=IF(B11=0,0,MAX(SUMPRODUCT(B2:B9,B2:B9)/SUM(B2:B9)-B11,0))" table:style-name="ce8">
            <text:p>853.0</text:p>
          </table:table-cell>
          <table:table-cell office:value-type="float" office:value="3.888024691358023" table:formula="msoxl:=IF(C11=0,0,MAX(SUMPRODUCT(C2:C9,C2:C9)/SUM(C2:C9)-C11,0))" table:style-name="ce8">
            <text:p>3.9</text:p>
          </table:table-cell>
          <table:table-cell office:value-type="float" office:value="852.97295816028645" table:formula="msoxl:=IF(D11=0,0,MAX(SUMPRODUCT(D2:D9,D2:D9)/SUM(D2:D9)-D11,0))" table:style-name="ce8">
            <text:p>853.0</text:p>
          </table:table-cell>
          <table:table-cell office:value-type="float" office:value="99.886530541536956" table:formula="msoxl:=IF(E11=0,0,MAX(SUMPRODUCT(E2:E9,E2:E9)/SUM(E2:E9)-E11,0))" table:style-name="ce8">
            <text:p>99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01.10204183971337" table:formula="msoxl:=ABS(MAX(B2:B9)-B11-B12)" table:style-name="ce8">
            <text:p>801.1</text:p>
          </table:table-cell>
          <table:table-cell office:value-type="float" office:value="5.861975308641977" table:formula="msoxl:=ABS(MAX(C2:C9)-C11-C12)" table:style-name="ce8">
            <text:p>5.9</text:p>
          </table:table-cell>
          <table:table-cell office:value-type="float" office:value="801.10204183971337" table:formula="msoxl:=ABS(MAX(D2:D9)-D11-D12)" table:style-name="ce8">
            <text:p>801.1</text:p>
          </table:table-cell>
          <table:table-cell office:value-type="float" office:value="236.57596945846308" table:formula="msoxl:=ABS(MAX(E2:E9)-E11-E12)" table:style-name="ce8">
            <text:p>236.6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097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527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10431.4" table:style-name="ce1">
            <text:p>10431.4</text:p>
          </table:table-cell>
          <table:table-cell office:value-type="float" office:value="195.6" table:style-name="ce1">
            <text:p>195.6</text:p>
          </table:table-cell>
          <table:table-cell office:value-type="float" office:value="10431.4" table:style-name="ce1">
            <text:p>10431.4</text:p>
          </table:table-cell>
          <table:table-cell office:value-type="float" office:value="411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5384" table:style-name="ce1">
            <text:p>5384</text:p>
          </table:table-cell>
          <table:table-cell office:value-type="float" office:value="268.7" table:style-name="ce1">
            <text:p>268.7</text:p>
          </table:table-cell>
          <table:table-cell office:value-type="float" office:value="5384" table:style-name="ce1">
            <text:p>5384</text:p>
          </table:table-cell>
          <table:table-cell office:value-type="float" office:value="619.70000000000005" table:style-name="ce1">
            <text:p>619.7</text:p>
          </table:table-cell>
          <table:table-cell table:number-columns-repeated="16379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6583.3" table:style-name="ce1">
            <text:p>6583.3</text:p>
          </table:table-cell>
          <table:table-cell office:value-type="float" office:value="153.19999999999999" table:style-name="ce1">
            <text:p>153.2</text:p>
          </table:table-cell>
          <table:table-cell office:value-type="float" office:value="6583.3" table:style-name="ce1">
            <text:p>6583.3</text:p>
          </table:table-cell>
          <table:table-cell office:value-type="float" office:value="335.7" table:style-name="ce1">
            <text:p>335.7</text:p>
          </table:table-cell>
          <table:table-cell table:number-columns-repeated="16379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11852.2" table:style-name="ce1">
            <text:p>11852.2</text:p>
          </table:table-cell>
          <table:table-cell office:value-type="float" office:value="142.9" table:style-name="ce1">
            <text:p>142.9</text:p>
          </table:table-cell>
          <table:table-cell office:value-type="float" office:value="11852.2" table:style-name="ce1">
            <text:p>11852.2</text:p>
          </table:table-cell>
          <table:table-cell office:value-type="float" office:value="311.2" table:style-name="ce1">
            <text:p>311.2</text:p>
          </table:table-cell>
          <table:table-cell table:number-columns-repeated="16379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13154.7" table:style-name="ce1">
            <text:p>13154.7</text:p>
          </table:table-cell>
          <table:table-cell office:value-type="float" office:value="209.2" table:style-name="ce1">
            <text:p>209.2</text:p>
          </table:table-cell>
          <table:table-cell office:value-type="float" office:value="13154.7" table:style-name="ce1">
            <text:p>13154.7</text:p>
          </table:table-cell>
          <table:table-cell office:value-type="float" office:value="474.9" table:style-name="ce1">
            <text:p>474.9</text:p>
          </table:table-cell>
          <table:table-cell table:number-columns-repeated="16379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14571.2" table:style-name="ce1">
            <text:p>14571.2</text:p>
          </table:table-cell>
          <table:table-cell office:value-type="float" office:value="218.3" table:style-name="ce1">
            <text:p>218.3</text:p>
          </table:table-cell>
          <table:table-cell office:value-type="float" office:value="14571.2" table:style-name="ce1">
            <text:p>14571.2</text:p>
          </table:table-cell>
          <table:table-cell office:value-type="float" office:value="471.4" table:style-name="ce1">
            <text:p>471.4</text:p>
          </table:table-cell>
          <table:table-cell table:number-columns-repeated="16379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9494.1" table:style-name="ce1">
            <text:p>9494.1</text:p>
          </table:table-cell>
          <table:table-cell office:value-type="float" office:value="172.4" table:style-name="ce1">
            <text:p>172.4</text:p>
          </table:table-cell>
          <table:table-cell office:value-type="float" office:value="9494.1" table:style-name="ce1">
            <text:p>9494.1</text:p>
          </table:table-cell>
          <table:table-cell office:value-type="float" office:value="361" table:style-name="ce1">
            <text:p>36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933.8625000000011" table:formula="msoxl:=AVERAGE(B2:B9)" table:style-name="ce8">
            <text:p>8933.9</text:p>
          </table:table-cell>
          <table:table-cell office:value-type="float" office:value="171.4" table:formula="msoxl:=AVERAGE(C2:C9)" table:style-name="ce8">
            <text:p>171.4</text:p>
          </table:table-cell>
          <table:table-cell office:value-type="float" office:value="8933.8625000000011" table:formula="msoxl:=AVERAGE(D2:D9)" table:style-name="ce8">
            <text:p>8933.9</text:p>
          </table:table-cell>
          <table:table-cell office:value-type="float" office:value="373.22500000000002" table:formula="msoxl:=AVERAGE(E2:E9)" table:style-name="ce8">
            <text:p>373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219.2079388779184" table:formula="msoxl:=IF(B11=0,0,MAX(SUMPRODUCT(B2:B9,B2:B9)/SUM(B2:B9)-B11,0))" table:style-name="ce8">
            <text:p>2219.2</text:p>
          </table:table-cell>
          <table:table-cell office:value-type="float" office:value="29.598978996499397" table:formula="msoxl:=IF(C11=0,0,MAX(SUMPRODUCT(C2:C9,C2:C9)/SUM(C2:C9)-C11,0))" table:style-name="ce8">
            <text:p>29.6</text:p>
          </table:table-cell>
          <table:table-cell office:value-type="float" office:value="2219.2079388779184" table:formula="msoxl:=IF(D11=0,0,MAX(SUMPRODUCT(D2:D9,D2:D9)/SUM(D2:D9)-D11,0))" table:style-name="ce8">
            <text:p>2219.2</text:p>
          </table:table-cell>
          <table:table-cell office:value-type="float" office:value="75.753096322593592" table:formula="msoxl:=IF(E11=0,0,MAX(SUMPRODUCT(E2:E9,E2:E9)/SUM(E2:E9)-E11,0))" table:style-name="ce8">
            <text:p>75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418.1295611220812" table:formula="msoxl:=ABS(MAX(B2:B9)-B11-B12)" table:style-name="ce8">
            <text:p>3418.1</text:p>
          </table:table-cell>
          <table:table-cell office:value-type="float" office:value="67.701021003500585" table:formula="msoxl:=ABS(MAX(C2:C9)-C11-C12)" table:style-name="ce8">
            <text:p>67.7</text:p>
          </table:table-cell>
          <table:table-cell office:value-type="float" office:value="3418.1295611220812" table:formula="msoxl:=ABS(MAX(D2:D9)-D11-D12)" table:style-name="ce8">
            <text:p>3418.1</text:p>
          </table:table-cell>
          <table:table-cell office:value-type="float" office:value="170.72190367740643" table:formula="msoxl:=ABS(MAX(E2:E9)-E11-E12)" table:style-name="ce8">
            <text:p>170.7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097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527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958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2344.1" table:style-name="ce1">
            <text:p>1234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3" table:style-name="ce1">
            <text:p>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6866.4" table:style-name="ce1">
            <text:p>6866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.9" table:style-name="ce1">
            <text:p>11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8238" table:style-name="ce1">
            <text:p>823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13975.5" table:style-name="ce1">
            <text:p>13975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5565.8" table:style-name="ce1">
            <text:p>1556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3" table:style-name="ce1">
            <text:p>4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5946.7" table:style-name="ce1">
            <text:p>15946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2" table:style-name="ce1">
            <text:p>7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11047.4" table:style-name="ce1">
            <text:p>1104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5" table:style-name="ce1">
            <text:p>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7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097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527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5" table:style-name="ce1">
            <text:p>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5" table:style-name="ce1">
            <text:p>345</text:p>
          </table:table-cell>
          <table:table-cell office:value-type="float" office:value="-1" table:style-name="ce1">
            <text:p>-1</text:p>
          </table:table-cell>
          <table:table-cell office:value-type="float" office:value="5706" table:style-name="ce1">
            <text:p>5706</text:p>
          </table:table-cell>
          <table:table-cell office:value-type="float" office:value="408" table:style-name="ce1">
            <text:p>408</text:p>
          </table:table-cell>
          <table:table-cell office:value-type="float" office:value="-1" table:style-name="ce1">
            <text:p>-1</text:p>
          </table:table-cell>
          <table:table-cell office:value-type="float" office:value="188258" table:style-name="ce1">
            <text:p>1882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46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9" table:style-name="ce1">
            <text:p>4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7" table:style-name="ce1">
            <text:p>247</text:p>
          </table:table-cell>
          <table:table-cell office:value-type="float" office:value="0" table:style-name="ce1">
            <text:p>0</text:p>
          </table:table-cell>
          <table:table-cell office:value-type="float" office:value="-4799" table:style-name="ce1">
            <text:p>-47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88259" table:style-name="ce1">
            <text:p>-1882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-1" table:style-name="ce1">
            <text:p>-1</text:p>
          </table:table-cell>
          <table:table-cell table:number-columns-repeated="16346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5" table:style-name="ce1">
            <text:p>-225</text:p>
          </table:table-cell>
          <table:table-cell office:value-type="float" office:value="0" table:style-name="ce1">
            <text:p>0</text:p>
          </table:table-cell>
          <table:table-cell office:value-type="float" office:value="6932" table:style-name="ce1">
            <text:p>69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table:number-columns-repeated="16346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65" table:style-name="ce1">
            <text:p>7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10" table:style-name="ce1">
            <text:p>610</text:p>
          </table:table-cell>
          <table:table-cell office:value-type="float" office:value="0" table:style-name="ce1">
            <text:p>0</text:p>
          </table:table-cell>
          <table:table-cell office:value-type="float" office:value="550" table:style-name="ce1">
            <text:p>5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46" table:style-name="ce1">
            <text:p>-46</text:p>
          </table:table-cell>
          <table:table-cell table:number-columns-repeated="16346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30" table:style-name="ce1">
            <text:p>93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68" table:style-name="ce1">
            <text:p>-968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69" table:style-name="ce1">
            <text:p>69</text:p>
          </table:table-cell>
          <table:table-cell table:number-columns-repeated="16346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2" table:style-name="ce1">
            <text:p>3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189" table:style-name="ce1">
            <text:p>1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28" table:style-name="ce1">
            <text:p>-28</text:p>
          </table:table-cell>
          <table:table-cell table:number-columns-repeated="16346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05" table:style-name="ce1">
            <text:p>2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-9621" table:style-name="ce1">
            <text:p>-96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37" table:style-name="ce1">
            <text:p>4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8735" table:style-name="ce1">
            <text:p>8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26" table:style-name="ce1">
            <text:p>26</text:p>
          </table:table-cell>
          <table:table-cell table:number-columns-repeated="16346"/>
        </table:table-row>
        <table:table-row table:number-rows-repeated="1048567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2M14.000S" table:style-name="ce9">
            <text:p>11:02:14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2M14.000S" table:style-name="ce10">
            <text:p>11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2M44.000S" table:style-name="ce9">
            <text:p>11:02:44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2M44.000S" table:style-name="ce10">
            <text:p>11: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3M14.000S" table:style-name="ce9">
            <text:p>11:03:14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3M14.000S" table:style-name="ce10">
            <text:p>11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3M44.000S" table:style-name="ce9">
            <text:p>11:03:44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3M44.000S" table:style-name="ce10">
            <text:p>11:0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4M14.000S" table:style-name="ce9">
            <text:p>11:04:14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4M14.000S" table:style-name="ce10">
            <text:p>11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1H4M44.000S" table:style-name="ce9">
            <text:p>11:04:44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4M44.000S" table:style-name="ce10">
            <text:p>11: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1H5M14.000S" table:style-name="ce9">
            <text:p>11:05:14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5M14.000S" table:style-name="ce10">
            <text:p>11: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1H5M44.000S" table:style-name="ce9">
            <text:p>11:05:44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5M44.000S" table:style-name="ce10">
            <text:p>11:05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097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4.7" table:style-name="ce1">
            <text:p>4.7</text:p>
          </table:table-cell>
          <table:table-cell office:value-type="float" office:value="1.2" table:style-name="ce1">
            <text:p>1.2</text:p>
          </table:table-cell>
          <table:table-cell office:value-type="float" office:value="0.4" table:style-name="ce1">
            <text:p>0.4</text:p>
          </table:table-cell>
          <table:table-cell office:value-type="float" office:value="93.7" table:style-name="ce1">
            <text:p>93.7</text:p>
          </table:table-cell>
          <table:table-cell office:value-type="float" office:value="5.9" table:style-name="ce1">
            <text:p>5.9</text:p>
          </table:table-cell>
          <table:table-cell table:number-columns-repeated="1637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29.4" table:style-name="ce1">
            <text:p>29.4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64.7" table:style-name="ce1">
            <text:p>64.7</text:p>
          </table:table-cell>
          <table:table-cell office:value-type="float" office:value="35.299999999999997" table:style-name="ce1">
            <text:p>35.3</text:p>
          </table:table-cell>
          <table:table-cell table:number-columns-repeated="1637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49.5" table:style-name="ce1">
            <text:p>49.5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38.9" table:style-name="ce1">
            <text:p>38.9</text:p>
          </table:table-cell>
          <table:table-cell office:value-type="float" office:value="61.1" table:style-name="ce1">
            <text:p>61.1</text:p>
          </table:table-cell>
          <table:table-cell table:number-columns-repeated="1637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57.1" table:style-name="ce1">
            <text:p>57.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8.9" table:style-name="ce1">
            <text:p>38.9</text:p>
          </table:table-cell>
          <table:table-cell office:value-type="float" office:value="61.1" table:style-name="ce1">
            <text:p>61.1</text:p>
          </table:table-cell>
          <table:table-cell table:number-columns-repeated="1637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66.7" table:style-name="ce1">
            <text:p>66.7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24.6" table:style-name="ce1">
            <text:p>24.6</text:p>
          </table:table-cell>
          <table:table-cell office:value-type="float" office:value="75.3" table:style-name="ce1">
            <text:p>75.3</text:p>
          </table:table-cell>
          <table:table-cell table:number-columns-repeated="1637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66.3" table:style-name="ce1">
            <text:p>66.3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.5</text:p>
          </table:table-cell>
          <table:table-cell office:value-type="float" office:value="77.5" table:style-name="ce1">
            <text:p>77.5</text:p>
          </table:table-cell>
          <table:table-cell table:number-columns-repeated="1637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61.5" table:style-name="ce1">
            <text:p>61.5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25.7" table:style-name="ce1">
            <text:p>25.7</text:p>
          </table:table-cell>
          <table:table-cell office:value-type="float" office:value="74.3" table:style-name="ce1">
            <text:p>74.3</text:p>
          </table:table-cell>
          <table:table-cell table:number-columns-repeated="1637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54.9" table:style-name="ce1">
            <text:p>54.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0.9" table:style-name="ce1">
            <text:p>60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8.762499999999996" table:style-name="ce1">
            <text:p>48.7625</text:p>
          </table:table-cell>
          <table:table-cell office:value-type="float" office:value="7.6624999999999996" table:style-name="ce1">
            <text:p>7.6625</text:p>
          </table:table-cell>
          <table:table-cell office:value-type="float" office:value="0.05" table:style-name="ce1">
            <text:p>0.05</text:p>
          </table:table-cell>
          <table:table-cell office:value-type="float" office:value="43.5" table:style-name="ce1">
            <text:p>43.5</text:p>
          </table:table-cell>
          <table:table-cell office:value-type="float" office:value="56.424999999999997" table:style-name="ce1">
            <text:p>56.4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097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5" table:style-name="ce1">
            <text:p>5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93.9" table:style-name="ce1">
            <text:p>93.9</text:p>
          </table:table-cell>
          <table:table-cell office:value-type="float" office:value="5.7" table:style-name="ce1">
            <text:p>5.7</text:p>
          </table:table-cell>
          <table:table-cell table:number-columns-repeated="1637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34" table:style-name="ce1">
            <text:p>3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0" table:style-name="ce1">
            <text:p>0</text:p>
          </table:table-cell>
          <table:table-cell office:value-type="float" office:value="60.9" table:style-name="ce1">
            <text:p>60.9</text:p>
          </table:table-cell>
          <table:table-cell office:value-type="float" office:value="39.1" table:style-name="ce1">
            <text:p>39.1</text:p>
          </table:table-cell>
          <table:table-cell table:number-columns-repeated="1637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54.4" table:style-name="ce1">
            <text:p>54.4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32.1" table:style-name="ce1">
            <text:p>32.1</text:p>
          </table:table-cell>
          <table:table-cell office:value-type="float" office:value="67.900000000000006" table:style-name="ce1">
            <text:p>67.9</text:p>
          </table:table-cell>
          <table:table-cell table:number-columns-repeated="1637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55.1" table:style-name="ce1">
            <text:p>55.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59.300000000000004" table:style-name="ce1">
            <text:p>59.3</text:p>
          </table:table-cell>
          <table:table-cell table:number-columns-repeated="1637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66" table:style-name="ce1">
            <text:p>66</text:p>
          </table:table-cell>
          <table:table-cell office:value-type="float" office:value="7.5" table:style-name="ce1">
            <text:p>7.5</text:p>
          </table:table-cell>
          <table:table-cell office:value-type="float" office:value="0.1" table:style-name="ce1">
            <text:p>0.1</text:p>
          </table:table-cell>
          <table:table-cell office:value-type="float" office:value="26.4" table:style-name="ce1">
            <text:p>26.4</text:p>
          </table:table-cell>
          <table:table-cell office:value-type="float" office:value="73.5" table:style-name="ce1">
            <text:p>73.5</text:p>
          </table:table-cell>
          <table:table-cell table:number-columns-repeated="1637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79.600000000000009" table:style-name="ce1">
            <text:p>79.6</text:p>
          </table:table-cell>
          <table:table-cell table:number-columns-repeated="1637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65.099999999999994" table:style-name="ce1">
            <text:p>65.1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25.9" table:style-name="ce1">
            <text:p>25.9</text:p>
          </table:table-cell>
          <table:table-cell office:value-type="float" office:value="74.099999999999994" table:style-name="ce1">
            <text:p>74.1</text:p>
          </table:table-cell>
          <table:table-cell table:number-columns-repeated="1637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59.9" table:style-name="ce1">
            <text:p>59.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5.1" table:style-name="ce1">
            <text:p>35.1</text:p>
          </table:table-cell>
          <table:table-cell office:value-type="float" office:value="64.900000000000006" table:style-name="ce1">
            <text:p>64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8" table:style-name="ce1">
            <text:p>50.8</text:p>
          </table:table-cell>
          <table:table-cell office:value-type="float" office:value="7.2125000000000004" table:style-name="ce1">
            <text:p>7.2125</text:p>
          </table:table-cell>
          <table:table-cell office:value-type="float" office:value="6.25E-2" table:style-name="ce1">
            <text:p>0.0625</text:p>
          </table:table-cell>
          <table:table-cell office:value-type="float" office:value="41.925000000000004" table:style-name="ce1">
            <text:p>41.925</text:p>
          </table:table-cell>
          <table:table-cell office:value-type="float" office:value="58.012500000000003" table:style-name="ce1">
            <text:p>58.012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097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6" table:style-name="ce1">
            <text:p>0.6</text:p>
          </table:table-cell>
          <table:table-cell office:value-type="float" office:value="0.2" table:style-name="ce1">
            <text:p>0.2</text:p>
          </table:table-cell>
          <table:table-cell office:value-type="float" office:value="95.1" table:style-name="ce1">
            <text:p>95.1</text:p>
          </table:table-cell>
          <table:table-cell office:value-type="float" office:value="4.6999999999999993" table:style-name="ce1">
            <text:p>4.7</text:p>
          </table:table-cell>
          <table:table-cell table:number-columns-repeated="1637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5.2" table:style-name="ce1">
            <text:p>5.2</text:p>
          </table:table-cell>
          <table:table-cell office:value-type="float" office:value="0.1" table:style-name="ce1">
            <text:p>0.1</text:p>
          </table:table-cell>
          <table:table-cell office:value-type="float" office:value="61" table:style-name="ce1">
            <text:p>61</text:p>
          </table:table-cell>
          <table:table-cell office:value-type="float" office:value="38.900000000000006" table:style-name="ce1">
            <text:p>38.9</text:p>
          </table:table-cell>
          <table:table-cell table:number-columns-repeated="1637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45.1" table:style-name="ce1">
            <text:p>45.1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table:number-columns-repeated="1637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56.1" table:style-name="ce1">
            <text:p>56.1</text:p>
          </table:table-cell>
          <table:table-cell office:value-type="float" office:value="3.6" table:style-name="ce1">
            <text:p>3.6</text:p>
          </table:table-cell>
          <table:table-cell office:value-type="float" office:value="0" table:style-name="ce1">
            <text:p>0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59.7" table:style-name="ce1">
            <text:p>59.7</text:p>
          </table:table-cell>
          <table:table-cell table:number-columns-repeated="1637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63.2" table:style-name="ce1">
            <text:p>63.2</text:p>
          </table:table-cell>
          <table:table-cell office:value-type="float" office:value="7" table:style-name="ce1">
            <text:p>7</text:p>
          </table:table-cell>
          <table:table-cell office:value-type="float" office:value="0.2" table:style-name="ce1">
            <text:p>0.2</text:p>
          </table:table-cell>
          <table:table-cell office:value-type="float" office:value="29.6" table:style-name="ce1">
            <text:p>29.6</text:p>
          </table:table-cell>
          <table:table-cell office:value-type="float" office:value="70.2" table:style-name="ce1">
            <text:p>70.2</text:p>
          </table:table-cell>
          <table:table-cell table:number-columns-repeated="1637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70.7" table:style-name="ce1">
            <text:p>70.7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7.3" table:style-name="ce1">
            <text:p>17.3</text:p>
          </table:table-cell>
          <table:table-cell office:value-type="float" office:value="82.7" table:style-name="ce1">
            <text:p>82.7</text:p>
          </table:table-cell>
          <table:table-cell table:number-columns-repeated="1637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62.7" table:style-name="ce1">
            <text:p>62.7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25.7" table:style-name="ce1">
            <text:p>25.7</text:p>
          </table:table-cell>
          <table:table-cell office:value-type="float" office:value="74.3" table:style-name="ce1">
            <text:p>74.3</text:p>
          </table:table-cell>
          <table:table-cell table:number-columns-repeated="1637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59.3" table:style-name="ce1">
            <text:p>59.3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65.099999999999994" table:style-name="ce1">
            <text:p>65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362499999999997" table:style-name="ce1">
            <text:p>49.3625</text:p>
          </table:table-cell>
          <table:table-cell office:value-type="float" office:value="7.2124999999999995" table:style-name="ce1">
            <text:p>7.2125</text:p>
          </table:table-cell>
          <table:table-cell office:value-type="float" office:value="6.25E-2" table:style-name="ce1">
            <text:p>0.0625</text:p>
          </table:table-cell>
          <table:table-cell office:value-type="float" office:value="43.375" table:style-name="ce1">
            <text:p>43.375</text:p>
          </table:table-cell>
          <table:table-cell office:value-type="float" office:value="56.575000000000003" table:style-name="ce1">
            <text:p>56.5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097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2M14.000S" table:style-name="ce9">
            <text:p>11:02:14</text:p>
          </table:table-cell>
          <table:table-cell office:value-type="float" office:value="3.7" table:style-name="ce1">
            <text:p>3.7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95.2" table:style-name="ce1">
            <text:p>95.2</text:p>
          </table:table-cell>
          <table:table-cell office:value-type="float" office:value="4.2" table:style-name="ce1">
            <text:p>4.2</text:p>
          </table:table-cell>
          <table:table-cell table:number-columns-repeated="16378"/>
        </table:table-row>
        <table:table-row table:style-name="ro1">
          <table:table-cell office:value-type="time" office:time-value="PT983291H2M44.000S" table:style-name="ce9">
            <text:p>11:02:44</text:p>
          </table:table-cell>
          <table:table-cell office:value-type="float" office:value="33.6" table:style-name="ce1">
            <text:p>33.6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61.7" table:style-name="ce1">
            <text:p>61.7</text:p>
          </table:table-cell>
          <table:table-cell office:value-type="float" office:value="38.300000000000004" table:style-name="ce1">
            <text:p>38.3</text:p>
          </table:table-cell>
          <table:table-cell table:number-columns-repeated="16378"/>
        </table:table-row>
        <table:table-row table:style-name="ro1">
          <table:table-cell office:value-type="time" office:time-value="PT983291H3M14.000S" table:style-name="ce9">
            <text:p>11:03:14</text:p>
          </table:table-cell>
          <table:table-cell office:value-type="float" office:value="50.3" table:style-name="ce1">
            <text:p>50.3</text:p>
          </table:table-cell>
          <table:table-cell office:value-type="float" office:value="12.5" table:style-name="ce1">
            <text:p>12.5</text:p>
          </table:table-cell>
          <table:table-cell office:value-type="float" office:value="0.2" table:style-name="ce1">
            <text:p>0.2</text:p>
          </table:table-cell>
          <table:table-cell office:value-type="float" office:value="37" table:style-name="ce1">
            <text:p>37</text:p>
          </table:table-cell>
          <table:table-cell office:value-type="float" office:value="62.8" table:style-name="ce1">
            <text:p>62.8</text:p>
          </table:table-cell>
          <table:table-cell table:number-columns-repeated="16378"/>
        </table:table-row>
        <table:table-row table:style-name="ro1">
          <table:table-cell office:value-type="time" office:time-value="PT983291H3M44.000S" table:style-name="ce9">
            <text:p>11:03:44</text:p>
          </table:table-cell>
          <table:table-cell office:value-type="float" office:value="53.5" table:style-name="ce1">
            <text:p>53.5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42.6" table:style-name="ce1">
            <text:p>42.6</text:p>
          </table:table-cell>
          <table:table-cell office:value-type="float" office:value="57.4" table:style-name="ce1">
            <text:p>57.4</text:p>
          </table:table-cell>
          <table:table-cell table:number-columns-repeated="16378"/>
        </table:table-row>
        <table:table-row table:style-name="ro1">
          <table:table-cell office:value-type="time" office:time-value="PT983291H4M14.000S" table:style-name="ce9">
            <text:p>11:04:14</text:p>
          </table:table-cell>
          <table:table-cell office:value-type="float" office:value="64.400000000000006" table:style-name="ce1">
            <text:p>64.4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71.7" table:style-name="ce1">
            <text:p>71.7</text:p>
          </table:table-cell>
          <table:table-cell table:number-columns-repeated="16378"/>
        </table:table-row>
        <table:table-row table:style-name="ro1">
          <table:table-cell office:value-type="time" office:time-value="PT983291H4M44.000S" table:style-name="ce9">
            <text:p>11:04:44</text:p>
          </table:table-cell>
          <table:table-cell office:value-type="float" office:value="68.3" table:style-name="ce1">
            <text:p>68.3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" table:style-name="ce1">
            <text:p>0</text:p>
          </table:table-cell>
          <table:table-cell office:value-type="float" office:value="21.9" table:style-name="ce1">
            <text:p>21.9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time" office:time-value="PT983291H5M14.000S" table:style-name="ce9">
            <text:p>11:05:14</text:p>
          </table:table-cell>
          <table:table-cell office:value-type="float" office:value="62.1" table:style-name="ce1">
            <text:p>62.1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.5</text:p>
          </table:table-cell>
          <table:table-cell office:value-type="float" office:value="74.400000000000006" table:style-name="ce1">
            <text:p>74.4</text:p>
          </table:table-cell>
          <table:table-cell table:number-columns-repeated="16378"/>
        </table:table-row>
        <table:table-row table:style-name="ro1">
          <table:table-cell office:value-type="time" office:time-value="PT983291H5M44.000S" table:style-name="ce9">
            <text:p>11:05:44</text:p>
          </table:table-cell>
          <table:table-cell office:value-type="float" office:value="56.3" table:style-name="ce1">
            <text:p>56.3</text:p>
          </table:table-cell>
          <table:table-cell office:value-type="float" office:value="5.6" table:style-name="ce1">
            <text:p>5.6</text:p>
          </table:table-cell>
          <table:table-cell office:value-type="float" office:value="0" table:style-name="ce1">
            <text:p>0</text:p>
          </table:table-cell>
          <table:table-cell office:value-type="float" office:value="38.1" table:style-name="ce1">
            <text:p>38.1</text:p>
          </table:table-cell>
          <table:table-cell office:value-type="float" office:value="61.9" table:style-name="ce1">
            <text:p>61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025000000000006" table:style-name="ce1">
            <text:p>49.025</text:p>
          </table:table-cell>
          <table:table-cell office:value-type="float" office:value="7.0624999999999991" table:style-name="ce1">
            <text:p>7.0625</text:p>
          </table:table-cell>
          <table:table-cell office:value-type="float" office:value="8.7499999999999994E-2" table:style-name="ce1">
            <text:p>0.0875</text:p>
          </table:table-cell>
          <table:table-cell office:value-type="float" office:value="43.787500000000001" table:style-name="ce1">
            <text:p>43.7875</text:p>
          </table:table-cell>
          <table:table-cell office:value-type="float" office:value="56.087500000000006" table:style-name="ce1">
            <text:p>56.0875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BUSY.B1:DISKBUSY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READ.B1:DISKREAD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WRITE.B1:DISKWRITE.E14" table:contains-header="false" table:orientation="column">
          <table:sort>
            <table:sort-by table:field-number="13" table:order="descending"/>
          </table:sort>
        </table:database-range>
        <table:database-range table:target-range-address="DISKXFER.B1:DISKXFER.E14" table:contains-header="false" table:orientation="column">
          <table:sort>
            <table:sort-by table:field-number="1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2T06:35:20Z</meta:creation-date>
    <dc:date>2012-03-02T06:35:3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9" chart:class="chart:line" chart:attached-axis="primary-y" chart:style-name="G0S0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9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9" chart:class="chart:line" chart:attached-axis="primary-y" chart:style-name="G0S0">
            <chart:data-point chart:repeated="8"/>
          </chart:series>
          <chart:series chart:label-cell-address="DISKBUSY.$C$1" chart:values-cell-range-address="DISKBUSY.$C$2:.$C$9" chart:class="chart:line" chart:attached-axis="primary-y" chart:style-name="G0S1">
            <chart:data-point chart:repeated="8"/>
          </chart:series>
          <chart:series chart:label-cell-address="DISKBUSY.$D$1" chart:values-cell-range-address="DISKBUSY.$D$2:.$D$9" chart:class="chart:line" chart:attached-axis="primary-y" chart:style-name="G0S2">
            <chart:data-point chart:repeated="8"/>
          </chart:series>
          <chart:series chart:label-cell-address="DISKBUSY.$E$1" chart:values-cell-range-address="DISKBUSY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1:.$E$11" chart:class="chart:bar" chart:attached-axis="primary-y" chart:style-name="G0S0">
            <chart:data-point chart:repeated="4"/>
          </chart:series>
          <chart:series chart:values-cell-range-address="DISKREAD.$B$12:.$E$12" chart:class="chart:bar" chart:attached-axis="primary-y" chart:style-name="G0S1">
            <chart:data-point chart:repeated="4"/>
          </chart:series>
          <chart:series chart:values-cell-range-address="DISKREAD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9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9" chart:class="chart:line" chart:attached-axis="primary-y" chart:style-name="G0S0">
            <chart:data-point chart:repeated="8"/>
          </chart:series>
          <chart:series chart:label-cell-address="DISKREAD.$C$1" chart:values-cell-range-address="DISKREAD.$C$2:.$C$9" chart:class="chart:line" chart:attached-axis="primary-y" chart:style-name="G0S1">
            <chart:data-point chart:repeated="8"/>
          </chart:series>
          <chart:series chart:label-cell-address="DISKREAD.$D$1" chart:values-cell-range-address="DISKREAD.$D$2:.$D$9" chart:class="chart:line" chart:attached-axis="primary-y" chart:style-name="G0S2">
            <chart:data-point chart:repeated="8"/>
          </chart:series>
          <chart:series chart:label-cell-address="DISKREAD.$E$1" chart:values-cell-range-address="DISKREAD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1:.$E$11" chart:class="chart:bar" chart:attached-axis="primary-y" chart:style-name="G0S0">
            <chart:data-point chart:repeated="4"/>
          </chart:series>
          <chart:series chart:values-cell-range-address="DISKWRITE.$B$12:.$E$12" chart:class="chart:bar" chart:attached-axis="primary-y" chart:style-name="G0S1">
            <chart:data-point chart:repeated="4"/>
          </chart:series>
          <chart:series chart:values-cell-range-address="DISKWRIT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9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9" chart:class="chart:line" chart:attached-axis="primary-y" chart:style-name="G0S0">
            <chart:data-point chart:repeated="8"/>
          </chart:series>
          <chart:series chart:label-cell-address="DISKWRITE.$C$1" chart:values-cell-range-address="DISKWRITE.$C$2:.$C$9" chart:class="chart:line" chart:attached-axis="primary-y" chart:style-name="G0S1">
            <chart:data-point chart:repeated="8"/>
          </chart:series>
          <chart:series chart:label-cell-address="DISKWRITE.$D$1" chart:values-cell-range-address="DISKWRITE.$D$2:.$D$9" chart:class="chart:line" chart:attached-axis="primary-y" chart:style-name="G0S2">
            <chart:data-point chart:repeated="8"/>
          </chart:series>
          <chart:series chart:label-cell-address="DISKWRITE.$E$1" chart:values-cell-range-address="DISKWRIT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1:.$E$11" chart:class="chart:bar" chart:attached-axis="primary-y" chart:style-name="G0S0">
            <chart:data-point chart:repeated="4"/>
          </chart:series>
          <chart:series chart:values-cell-range-address="DISKXFER.$B$12:.$E$12" chart:class="chart:bar" chart:attached-axis="primary-y" chart:style-name="G0S1">
            <chart:data-point chart:repeated="4"/>
          </chart:series>
          <chart:series chart:values-cell-range-address="DISKXFER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9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9" chart:class="chart:line" chart:attached-axis="primary-y" chart:style-name="G0S0">
            <chart:data-point chart:repeated="8"/>
          </chart:series>
          <chart:series chart:label-cell-address="DISKXFER.$C$1" chart:values-cell-range-address="DISKXFER.$C$2:.$C$9" chart:class="chart:line" chart:attached-axis="primary-y" chart:style-name="G0S1">
            <chart:data-point chart:repeated="8"/>
          </chart:series>
          <chart:series chart:label-cell-address="DISKXFER.$D$1" chart:values-cell-range-address="DISKXFER.$D$2:.$D$9" chart:class="chart:line" chart:attached-axis="primary-y" chart:style-name="G0S2">
            <chart:data-point chart:repeated="8"/>
          </chart:series>
          <chart:series chart:label-cell-address="DISKXFER.$E$1" chart:values-cell-range-address="DISKXFER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1" chart:values-cell-range-address="JFSFILE.$B$11:.$F$11" chart:class="chart:bar" chart:attached-axis="primary-y" chart:style-name="G0S0">
            <chart:data-point chart:repeated="5"/>
          </chart:series>
          <chart:series chart:label-cell-address="JFSFILE.$A$12" chart:values-cell-range-address="JFSFILE.$B$12:.$F$12" chart:class="chart:bar" chart:attached-axis="primary-y" chart:style-name="G0S1">
            <chart:data-point chart:repeated="5"/>
          </chart:series>
          <chart:series chart:label-cell-address="JFSFILE.$A$13" chart:values-cell-range-address="JFSFILE.$B$13:.$F$13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9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9"/>
          </chart:axis>
          <chart:axis chart:dimension="y" chart:name="primary-y" chart:style-name="Axs1"/>
          <chart:series chart:label-cell-address="MEM.$B$1" chart:values-cell-range-address="MEM.$B$2:.$B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B$1" chart:values-cell-range-address="CPU_ALL.$B$2:.$B$9" chart:class="chart:area" chart:attached-axis="primary-y" chart:style-name="G0S0">
            <chart:data-point chart:repeated="8"/>
          </chart:series>
          <chart:series chart:label-cell-address="CPU_ALL.$C$1" chart:values-cell-range-address="CPU_ALL.$C$2:.$C$9" chart:class="chart:area" chart:attached-axis="primary-y" chart:style-name="G0S1">
            <chart:data-point chart:repeated="8"/>
          </chart:series>
          <chart:series chart:label-cell-address="CPU_ALL.$D$1" chart:values-cell-range-address="CPU_ALL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I$1" chart:values-cell-range-address="NET.$I$2:.$I$9" chart:class="chart:area" chart:attached-axis="primary-y" chart:style-name="G0S1">
            <chart:data-point chart:repeated="8"/>
          </chart:series>
          <chart:series chart:label-cell-address="NET.$H$1" chart:values-cell-range-address="NET.$H$2:.$H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1" chart:values-cell-range-address="NET.$B$11:.$E$11" chart:class="chart:bar" chart:attached-axis="primary-y" chart:style-name="G0S0">
            <chart:data-point chart:repeated="4"/>
          </chart:series>
          <chart:series chart:label-cell-address="NET.$A$12" chart:values-cell-range-address="NET.$B$12:.$E$12" chart:class="chart:bar" chart:attached-axis="primary-y" chart:style-name="G0S1">
            <chart:data-point chart:repeated="4"/>
          </chart:series>
          <chart:series chart:label-cell-address="NET.$A$13" chart:values-cell-range-address="N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9"/>
          </chart:axis>
          <chart:axis chart:dimension="y" chart:name="primary-y" chart:style-name="Axs1"/>
          <chart:series chart:label-cell-address="NET.$B$1" chart:values-cell-range-address="NET.$B$2:.$B$9" chart:class="chart:area" chart:attached-axis="primary-y" chart:style-name="G0S0">
            <chart:data-point chart:repeated="8"/>
          </chart:series>
          <chart:series chart:label-cell-address="NET.$C$1" chart:values-cell-range-address="NET.$C$2:.$C$9" chart:class="chart:area" chart:attached-axis="primary-y" chart:style-name="G0S1">
            <chart:data-point chart:repeated="8"/>
          </chart:series>
          <chart:series chart:label-cell-address="NET.$D$1" chart:values-cell-range-address="NET.$D$2:.$D$9" chart:class="chart:area" chart:attached-axis="primary-y" chart:style-name="G0S2">
            <chart:data-point chart:repeated="8"/>
          </chart:series>
          <chart:series chart:label-cell-address="NET.$E$1" chart:values-cell-range-address="NET.$E$2:.$E$9" chart:class="chart:area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1" chart:values-cell-range-address="NETPACKET.$B$11:.$E$11" chart:class="chart:bar" chart:attached-axis="primary-y" chart:style-name="G0S0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1">
            <chart:data-point chart:repeated="4"/>
          </chart:series>
          <chart:series chart:label-cell-address="NETPACKET.$A$13" chart:values-cell-range-address="NETPACKET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9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9" chart:class="chart:line" chart:attached-axis="primary-y" chart:style-name="G0S0">
            <chart:data-point chart:repeated="8"/>
          </chart:series>
          <chart:series chart:label-cell-address="NETPACKET.$C$1" chart:values-cell-range-address="NETPACKET.$C$2:.$C$9" chart:class="chart:line" chart:attached-axis="primary-y" chart:style-name="G0S1">
            <chart:data-point chart:repeated="8"/>
          </chart:series>
          <chart:series chart:label-cell-address="NETPACKET.$D$1" chart:values-cell-range-address="NETPACKET.$D$2:.$D$9" chart:class="chart:line" chart:attached-axis="primary-y" chart:style-name="G0S2">
            <chart:data-point chart:repeated="8"/>
          </chart:series>
          <chart:series chart:label-cell-address="NETPACKET.$E$1" chart:values-cell-range-address="NETPACKET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9" chart:class="chart:line" chart:attached-axis="primary-y" chart:style-name="G0S0">
            <chart:data-point chart:repeated="8"/>
          </chart:series>
          <chart:series chart:label-cell-address="PROC.$C$1" chart:values-cell-range-address="PROC.$C$2:.$C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9" chart:class="chart:line" chart:attached-axis="primary-y" chart:style-name="G0S0">
            <chart:data-point chart:repeated="8"/>
          </chart:series>
          <chart:series chart:values-cell-range-address="PROC.$E$2:.$E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9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9" chart:class="chart:line" chart:attached-axis="primary-y" chart:style-name="G0S0">
            <chart:data-point chart:repeated="8"/>
          </chart:series>
          <chart:series chart:values-cell-range-address="PROC.$I$2:.$I$9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H$1" chart:values-cell-range-address="VM.$H$2:.$H$9" chart:class="chart:area" chart:attached-axis="primary-y" chart:style-name="G0S0">
            <chart:data-point chart:repeated="8"/>
          </chart:series>
          <chart:series chart:label-cell-address="VM.$I$1" chart:values-cell-range-address="VM.$I$2:.$I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9"/>
          </chart:axis>
          <chart:axis chart:dimension="y" chart:name="primary-y" chart:style-name="Axs1"/>
          <chart:series chart:label-cell-address="VM.$J$1" chart:values-cell-range-address="VM.$J$2:.$J$9" chart:class="chart:area" chart:attached-axis="primary-y" chart:style-name="G0S0">
            <chart:data-point chart:repeated="8"/>
          </chart:series>
          <chart:series chart:label-cell-address="VM.$K$1" chart:values-cell-range-address="VM.$K$2:.$K$9" chart:class="chart:area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9"/>
          </chart:axis>
          <chart:axis chart:dimension="y" chart:name="primary-y" chart:style-name="Axs1"/>
          <chart:series chart:label-cell-address="CPU_ALL.$G$1" chart:values-cell-range-address="CPU_ALL.$G$2:.$G$9" chart:class="chart:area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9"/>
          </chart:axis>
          <chart:axis chart:dimension="y" chart:name="primary-y" chart:style-name="Axs1"/>
          <chart:series chart:label-cell-address="CPU01.$B$1" chart:values-cell-range-address="CPU01.$B$2:.$B$9" chart:class="chart:area" chart:attached-axis="primary-y" chart:style-name="G0S0">
            <chart:data-point chart:repeated="8"/>
          </chart:series>
          <chart:series chart:label-cell-address="CPU01.$C$1" chart:values-cell-range-address="CPU01.$C$2:.$C$9" chart:class="chart:area" chart:attached-axis="primary-y" chart:style-name="G0S1">
            <chart:data-point chart:repeated="8"/>
          </chart:series>
          <chart:series chart:label-cell-address="CPU01.$D$1" chart:values-cell-range-address="CPU01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9"/>
          </chart:axis>
          <chart:axis chart:dimension="y" chart:name="primary-y" chart:style-name="Axs1"/>
          <chart:series chart:label-cell-address="CPU02.$B$1" chart:values-cell-range-address="CPU02.$B$2:.$B$9" chart:class="chart:area" chart:attached-axis="primary-y" chart:style-name="G0S0">
            <chart:data-point chart:repeated="8"/>
          </chart:series>
          <chart:series chart:label-cell-address="CPU02.$C$1" chart:values-cell-range-address="CPU02.$C$2:.$C$9" chart:class="chart:area" chart:attached-axis="primary-y" chart:style-name="G0S1">
            <chart:data-point chart:repeated="8"/>
          </chart:series>
          <chart:series chart:label-cell-address="CPU02.$D$1" chart:values-cell-range-address="CPU02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9"/>
          </chart:axis>
          <chart:axis chart:dimension="y" chart:name="primary-y" chart:style-name="Axs1"/>
          <chart:series chart:label-cell-address="CPU03.$B$1" chart:values-cell-range-address="CPU03.$B$2:.$B$9" chart:class="chart:area" chart:attached-axis="primary-y" chart:style-name="G0S0">
            <chart:data-point chart:repeated="8"/>
          </chart:series>
          <chart:series chart:label-cell-address="CPU03.$C$1" chart:values-cell-range-address="CPU03.$C$2:.$C$9" chart:class="chart:area" chart:attached-axis="primary-y" chart:style-name="G0S1">
            <chart:data-point chart:repeated="8"/>
          </chart:series>
          <chart:series chart:label-cell-address="CPU03.$D$1" chart:values-cell-range-address="CPU03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9"/>
          </chart:axis>
          <chart:axis chart:dimension="y" chart:name="primary-y" chart:style-name="Axs1"/>
          <chart:series chart:label-cell-address="CPU04.$B$1" chart:values-cell-range-address="CPU04.$B$2:.$B$9" chart:class="chart:area" chart:attached-axis="primary-y" chart:style-name="G0S0">
            <chart:data-point chart:repeated="8"/>
          </chart:series>
          <chart:series chart:label-cell-address="CPU04.$C$1" chart:values-cell-range-address="CPU04.$C$2:.$C$9" chart:class="chart:area" chart:attached-axis="primary-y" chart:style-name="G0S1">
            <chart:data-point chart:repeated="8"/>
          </chart:series>
          <chart:series chart:label-cell-address="CPU04.$D$1" chart:values-cell-range-address="CPU04.$D$2:.$D$9" chart:class="chart:area" chart:attached-axis="primary-y" chart:style-name="G0S2">
            <chart:data-point chart:repeated="8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9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9" chart:class="chart:area" chart:attached-axis="primary-y" chart:style-name="G0S0">
            <chart:data-point chart:repeated="8"/>
          </chart:series>
          <chart:series chart:label-cell-address="DISK_SUMM.$C$1" chart:values-cell-range-address="DISK_SUMM.$C$2:.$C$9" chart:class="chart:area" chart:attached-axis="primary-y" chart:style-name="G0S1">
            <chart:data-point chart:repeated="8"/>
          </chart:series>
          <chart:series chart:values-cell-range-address="DISK_SUMM.$D$2:.$D$9" chart:class="chart:line" chart:attached-axis="secondary-y" chart:style-name="G1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1" chart:values-cell-range-address="DISK_SUMM.$B$11:.$D$11" chart:class="chart:bar" chart:attached-axis="primary-y" chart:style-name="G0S0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1">
            <chart:data-point chart:repeated="3"/>
          </chart:series>
          <chart:series chart:label-cell-address="DISK_SUMM.$A$13" chart:values-cell-range-address="DISK_SUMM.$B$13:.$D$13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1:.$E$11" chart:class="chart:bar" chart:attached-axis="primary-y" chart:style-name="G0S0">
            <chart:data-point chart:repeated="4"/>
          </chart:series>
          <chart:series chart:values-cell-range-address="DISKBSIZE.$B$12:.$E$12" chart:class="chart:bar" chart:attached-axis="primary-y" chart:style-name="G0S1">
            <chart:data-point chart:repeated="4"/>
          </chart:series>
          <chart:series chart:values-cell-range-address="DISKBSIZE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9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9" chart:class="chart:line" chart:attached-axis="primary-y" chart:style-name="G0S0">
            <chart:data-point chart:repeated="8"/>
          </chart:series>
          <chart:series chart:label-cell-address="DISKBSIZE.$C$1" chart:values-cell-range-address="DISKBSIZE.$C$2:.$C$9" chart:class="chart:line" chart:attached-axis="primary-y" chart:style-name="G0S1">
            <chart:data-point chart:repeated="8"/>
          </chart:series>
          <chart:series chart:label-cell-address="DISKBSIZE.$D$1" chart:values-cell-range-address="DISKBSIZE.$D$2:.$D$9" chart:class="chart:line" chart:attached-axis="primary-y" chart:style-name="G0S2">
            <chart:data-point chart:repeated="8"/>
          </chart:series>
          <chart:series chart:label-cell-address="DISKBSIZE.$E$1" chart:values-cell-range-address="DISKBSIZE.$E$2:.$E$9" chart:class="chart:line" chart:attached-axis="primary-y" chart:style-name="G0S3">
            <chart:data-point chart:repeated="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1:.$E$11" chart:class="chart:bar" chart:attached-axis="primary-y" chart:style-name="G0S0">
            <chart:data-point chart:repeated="4"/>
          </chart:series>
          <chart:series chart:values-cell-range-address="DISKBUSY.$B$12:.$E$12" chart:class="chart:bar" chart:attached-axis="primary-y" chart:style-name="G0S1">
            <chart:data-point chart:repeated="4"/>
          </chart:series>
          <chart:series chart:values-cell-range-address="DISKBUSY.$B$13:.$E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